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70AD47"/>
    </style:style>
    <style:style style:name="ce2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1"/>
        <table:table-column table:style-name="co3" table:default-cell-style-name="ce8"/>
        <table:table-column table:style-name="co3" table:number-columns-repeated="92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2">
            <text:p>Mt. Nyakabanda (Sulfura)</text:p>
          </table:table-cell>
          <table:table-cell office:value-type="string" table:style-name="ce6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6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office:value-type="string" table:style-name="ce10">
            <text:p>X, T</text:p>
          </table:table-cell>
          <table:table-cell table:number-columns-repeated="16376"/>
        </table:table-row>
        <table:table-row table:style-name="ro1">
          <table:table-cell office:value-type="string" table:style-name="ce19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20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1"/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1">
            <text:p>X ,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13T13:17:15Z</dc:date>
    <meta:editing-duration>PT0S</meta:editing-duration>
  </office:meta>
</office:document-meta>
</file>